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FF000000C6D88E0F3A1A2006E4.png" manifest:media-type="image/png"/>
  <manifest:file-entry manifest:full-path="Pictures/100000010000040000000400399DFE15181211B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rsid="0017ca09" officeooo:paragraph-rsid="0017ca09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svg:stroke-color="#000000" draw:marker-start-width="0.1091in" draw:marker-end-width="0.1091in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091in" draw:marker-end-width="0.1091in" draw:fill-color="#ffffff" draw:textarea-horizontal-align="justify" draw:textarea-vertical-align="middle" draw:auto-grow-height="false" fo:min-height="0.2465in" fo:min-width="0.0508in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width="0.0402in" svg:stroke-color="#158466" draw:marker-start-width="0.1992in" draw:marker-end-width="0.1992in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402in" svg:stroke-color="#000000" draw:marker-start-width="0.1992in" draw:marker-end-width="0.1992in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.0402in" svg:stroke-color="#000000" draw:fill="none" draw:fill-color="#ffffff" fo:min-height="0.781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width="0.0402in" svg:stroke-color="#ff0000" draw:marker-start-width="0.1992in" draw:marker-end-width="0.1992in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polyline text:anchor-type="paragraph" draw:z-index="5" draw:name="Polyline with 5 corners 3" draw:style-name="gr3" draw:text-style-name="P2" svg:width="4.2154in" svg:height="2.1945in" draw:transform="skewX (0.160221225333079) rotate (-2.93145501164968) translate (5.43144487536836in 1.44184123065702in)" svg:viewBox="0 0 10708 5575" draw:points="10708,3003 10575,5575 0,3395 175,0"><text:p/></draw:polyline><draw:line text:anchor-type="paragraph" draw:z-index="8" draw:name="Vertical line 2" draw:style-name="gr1" draw:text-style-name="P2" svg:x1="4.2827in" svg:y1="0.2327in" svg:x2="4.2827in" svg:y2="0.0898in"><text:p/></draw:line></text:p>
      <text:p text:style-name="Standard"><draw:custom-shape text:anchor-type="paragraph" draw:z-index="6" draw:name="Shape 1" draw:style-name="gr2" draw:text-style-name="P3" svg:width="0.0913in" svg:height="0.287in" svg:x="4.2437in" svg:y="0.0409in"><text:p><text:s text:c="4"/>10K pullup <text:s text:c="9"/></text:p><draw:enhanced-geometry svg:viewBox="0 0 21600 21600" draw:mirror-horizontal="false" draw:mirror-vertical="false" draw:type="rectangle" draw:enhanced-path="M 0 0 L 21600 0 21600 21600 0 21600 0 0 Z N"/></draw:custom-shape></text:p>
      <text:p text:style-name="P1"><draw:polyline text:anchor-type="paragraph" draw:z-index="2" draw:name="Polyline with 5 corners 1" draw:style-name="gr6" draw:text-style-name="P2" svg:width="3.1374in" svg:height="1.3917in" draw:transform="skewX (0.16022122533308) rotate (-2.93145501164968) translate (5.65532702627691in 1.06481905544038in)" svg:viewBox="0 0 7970 3536" draw:points="7970,2423 7897,3536 0,1908 99,0"><text:p/></draw:polyline><draw:frame text:anchor-type="paragraph" draw:z-index="3" draw:name="Text Frame 1" draw:style-name="gr5" draw:text-style-name="P4" svg:width="2.2524in" svg:height="0.7815in" svg:x="4.5693in" svg:y="2.4591in"><draw:text-box><text:p>PIN 2 <text:s/>5V(data request)</text:p><text:p>PIN 5 <text:s/>DATA</text:p><text:p>PIN 3 <text:s/>GND</text:p></draw:text-box></draw:frame><draw:polyline text:anchor-type="paragraph" draw:z-index="4" draw:name="Polyline with 5 corners 2" draw:style-name="gr4" draw:text-style-name="P2" svg:width="3.2921in" svg:height="1.3327in" draw:transform="skewX (0.16022122533308) rotate (-2.93145501164968) translate (5.56851267616193in 1.06733889497815in)" svg:viewBox="0 0 8363 3386" draw:points="8363,2575 8321,3386 0,1663 68,0"><text:p/></draw:polyline><draw:line text:anchor-type="paragraph" draw:z-index="7" draw:name="Vertical line 1" draw:style-name="gr1" draw:text-style-name="P2" svg:x1="4.2898in" svg:y1="0.1362in" svg:x2="4.2898in" svg:y2="0.3051in"><text:p/></draw:line><draw:frame draw:style-name="fr1" draw:name="Image1" text:anchor-type="char" svg:x="-0.0945in" svg:y="0.1236in" svg:width="3.5992in" svg:height="3.5992in" draw:z-index="0"><draw:image xlink:href="Pictures/100000010000040000000400399DFE15181211B8.png" xlink:type="simple" xlink:show="embed" xlink:actuate="onLoad" draw:mime-type="image/png"/></draw:frame><draw:frame draw:style-name="fr1" draw:name="Image2" text:anchor-type="char" svg:x="4.4398in" svg:y="0.3909in" svg:width="2.6563in" svg:height="2.0626in" draw:z-index="1"><draw:image xlink:href="Pictures/10000000000000FF000000C6D88E0F3A1A2006E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Verdan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Verdan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Verdana" style:font-family-asian="Verdan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1T22:41:14.500449999</meta:creation-date>
    <dc:date>2022-10-01T23:01:23.943635722</dc:date>
    <meta:editing-duration>PT20M10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4.1.2$Linux_X86_64 LibreOffice_project/40$Build-2</meta:generator>
  </office:meta>
</office:document-meta>
</file>